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uffolk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58">
            <text:p>58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5">
            <text:p>35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87">
            <text:p>187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3" office:value-type="float" office:value="314">
            <text:p>314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3" office:value-type="float" office:value="590">
            <text:p>590</text:p>
          </table:table-cell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4">
            <text:p>44</text:p>
          </table:table-cell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53">
            <text:p>53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1"/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3" office:value-type="float" office:value="152">
            <text:p>152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1"/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2" office:value-type="float" office:value="167">
            <text:p>167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3" office:value-type="float" office:value="135">
            <text:p>135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542">
            <text:p>1,54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2754">
            <text:p>2,754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3068">
            <text:p>3,068</text:p>
          </table:table-cell>
          <table:table-cell table:style-name="ce23" office:value-type="float" office:value="8">
            <text:p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